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veinte</text:span></text:span><text:span text:style-name="Fuente_20_de_20_párrafo_20_predeter."><text:span text:style-name="T14"> </text:span></text:span><text:span text:style-name="Fuente_20_de_20_párrafo_20_predeter."><text:span text:style-name="T16">(20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May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NALISTA DE ADMINISTRACIÓN AUXILIAR III (Área de Bienes)</text:span></text:span><text:span text:style-name="Fuente_20_de_20_párrafo_20_predeter."><text:span text:style-name="T4">, </text:span></text:span><text:span text:style-name="Fuente_20_de_20_párrafo_20_predeter."><text:span text:style-name="T3">RENA CAROLINA SALAS VÁSQU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9895375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JEFE DE LA DIVISIÓN DE ADMINISTRACIóN Y TESORERIA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EDUARDO ALFARO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8373602</text:span></text:span><text:span text:style-name="Fuente_20_de_20_párrafo_20_predeter."><text:span text:style-name="T4">,actuando en su carácter de </text:span></text:span><text:span text:style-name="Fuente_20_de_20_párrafo_20_predeter."><text:span text:style-name="T3">COORDINADOR DE TRANSPORTE, SEGURIDAD Y MANTENIMIENTO (Por la Unidad Usuaria), ROCIO JOSEFINA TOUSSAINT MUJIC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5883022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 I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veinte </text:span></text:span><text:span text:style-name="Fuente_20_de_20_párrafo_20_predeter."><text:span text:style-name="T20">(20)</text:span></text:span><text:span text:style-name="Fuente_20_de_20_párrafo_20_predeter."><text:span text:style-name="T8"> del mes de </text:span></text:span><text:span text:style-name="Fuente_20_de_20_párrafo_20_predeter."><text:span text:style-name="T21">May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3.00</text:p>
          </table:table-cell>
          <table:table-cell table:style-name="Tabla2.A1" office:value-type="string">
            <text:p text:style-name="P17">OTROS PRODUCTOS METÃLICOS-REMACHES 5/32 # 56</text:p>
            <text:p text:style-name="P17">Observación: </text:p>
          </table:table-cell>
          <table:table-cell table:style-name="Tabla2.C1" office:value-type="string">
            <text:p text:style-name="P19">3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.00</text:p>
          </table:table-cell>
          <table:table-cell table:style-name="Tabla2.A1" office:value-type="string">
            <text:p text:style-name="P17">OTROS PRODUCTOS METÃLICOS-BISAGRA SOBREPUESTA 120 BLANCA P</text:p>
            <text:p text:style-name="P17">Observación: </text:p>
          </table:table-cell>
          <table:table-cell table:style-name="Tabla2.C1" office:value-type="string">
            <text:p text:style-name="P19">3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OTROS PRODUCTOS METÃLICOS-MANILLA FIJA- MOVIL BLANCO P.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.00</text:p>
          </table:table-cell>
          <table:table-cell table:style-name="Tabla2.A1" office:value-type="string">
            <text:p text:style-name="P17">OTROS PRODUCTOS METÃLICOS-REVESTIMIENTO FINO BLANCO P.</text:p>
            <text:p text:style-name="P17">Observación: </text:p>
          </table:table-cell>
          <table:table-cell table:style-name="Tabla2.C1" office:value-type="string">
            <text:p text:style-name="P19">5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OTROS PRODUCTOS METÃLICOS-TUBO DE 2 ALAS BLANCO P.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OTROS PRODUCTOS METÃLICOS-TUBO CUADRADO 3X3 BLANCO P.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OTROS MATERIALES Y SUMINISTROS-CERRADURA DE EMBUTIR DE 35 MM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.00</text:p>
          </table:table-cell>
          <table:table-cell table:style-name="Tabla2.A1" office:value-type="string">
            <text:p text:style-name="P17">OTROS MATERIALES Y SUMINISTROS-FIJA VIDRIO PUERTA- PUERTA BATIENTE BLANCO</text:p>
            <text:p text:style-name="P17">Observación: </text:p>
          </table:table-cell>
          <table:table-cell table:style-name="Tabla2.C1" office:value-type="string">
            <text:p text:style-name="P19">5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.00</text:p>
          </table:table-cell>
          <table:table-cell table:style-name="Tabla2.A1" office:value-type="string">
            <text:p text:style-name="P17">OTROS MATERIALES Y SUMINISTROS-PISA VIDRIO BLANCO</text:p>
            <text:p text:style-name="P17">Observación: </text:p>
          </table:table-cell>
          <table:table-cell table:style-name="Tabla2.C1" office:value-type="string">
            <text:p text:style-name="P19">1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HERRAMIENTAS MENORES, CUCHILLERIA Y ARTICULOS GENERALES-TORNILLO CABEZA PAN 10 X 5/8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PRODUCTOS METÃLICOS ESTRUCTURALES-ÃNGULOS 1.1/2 X 3/4 NATURAL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ALUMINIOS PIPO II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veinte</text:span></text:span><text:span text:style-name="T9"> de </text:span><text:span text:style-name="Fuente_20_de_20_párrafo_20_predeter."><text:span text:style-name="T22">May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NALISTA DE ADMINISTRACIÓN AUXILIAR III</text:p>
          </table:table-cell>
          <table:table-cell table:style-name="Tabla1.A1" office:value-type="string">
            <text:p text:style-name="P12">Unidad Contratante</text:p>
            <text:p text:style-name="P12">RENA CAROLINA SALAS VÁSQUEZ</text:p>
            <text:p text:style-name="P12">JEFE DE LA DIVISIÓN DE ADMINISTRACIóN Y TESORERIA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EDUARDO ALFARO SALAZAR</text:p>
            <text:p text:style-name="P12">COORDINADOR DE TRANSPORTE, SEGURIDAD Y MANTENIMIENTO</text:p>
          </table:table-cell>
          <table:table-cell table:style-name="Tabla1.A1" office:value-type="string">
            <text:p text:style-name="P12">Control Previo</text:p>
            <text:p text:style-name="P12">ROCIO JOSEFINA TOUSSAINT MUJICA</text:p>
            <text:p text:style-name="P12">AUDITOR FISCAL  I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